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automatisering, computer uitleggen, dus: modellen nodig systematischer en meer tests per uur. </text:p>
      <text:p text:style-name="Standard">koffiezetapparaat meer uitleggen ook straat oversteken (plaatje erbij). Eerst requirements uitleggen adhv dit plaattje</text:p>
      <text:p text:style-name="Standard"/>
      <text:p text:style-name="Standard">meer tijd voor sfu, conclusies al eerder </text:p>
      <text:p text:style-name="Standard">opzet van pos + sfu in plaatje</text:p>
      <text:p text:style-name="Standard">sts laten zien.</text:p>
      <text:p text:style-name="Standard">Constraints neerzetten abstract, zonder in detail uitleggen</text:p>
      <text:p text:style-name="Standard"/>
      <text:p text:style-name="Standard">1. Probleem beschrijving</text:p>
      <text:p text:style-name="Standard"/>
      <text:p text:style-name="Standard">2. eerst oppervlakkig beschrijven</text:p>
      <text:p text:style-name="Standard"/>
      <text:list xml:id="list1175402332" text:style-name="L1">
        <text:list-item>
          <text:p text:style-name="P1">doelen</text:p>
        </text:list-item>
      </text:list>
      <text:p text:style-name="Standard"/>
      <text:p text:style-name="Standard"/>
      <text:p text:style-name="Standard">1 running example</text:p>
      <text:p text:style-name="Standard"/>
      <text:p text:style-name="Standard"/>
      <text:p text:style-name="Standard">uitdrukkingskracht gg vs sts</text:p>
      <text:p text:style-name="Standard">er is een interpretatie over wat variablen zouden kunnen zijn</text:p>
      <text:p text:style-name="Standard">hoe pak je dat aan?</text:p>
      <text:p text:style-name="Standard"/>
      <text:p text:style-name="Standard">Algorithm bestond nog niet, benadrukken dat ik dat het gemaakt.</text:p>
      <text:p text:style-name="Standard"/>
      <text:p text:style-name="Standard">Waarom modellen: omdat het echte systemen zijn</text:p>
      <text:p text:style-name="Standard">werkt zelf op een echt system, kassasysteem. </text:p>
      <text:p text:style-name="Standard"/>
      <text:p text:style-name="Standard">Futrue work: ander systeem proberen te modelleren (mss dat bij andere systemen andere dingen spelen)</text:p>
      <text:p text:style-name="Standard"/>
      <text:p text:style-name="Standard">atm meer uitleggen, in echt gebruikt, voor medische, spoorwegen type systemen, Hoge kwaliteitseisen. Model maken is nadeel, grote klus. GG intuitievere manier voor modelleren.</text:p>
      <text:p text:style-name="Standard"/>
      <text:p text:style-name="Standard">Error-prone weg</text:p>
      <text:p text:style-name="Standard"/>
      <text:p text:style-name="Standard">spin-off twente die het in het echt doet, en dus uiteindleijk GG ook toegepast op zo'n echt systeem.</text:p>
      <text:p text:style-name="Standard"/>
      <text:p text:style-name="Standard">Speeltuin voorbeelden, praktische implicaties met grotere systemen (data).</text:p>
      <text:p text:style-name="Standard"/>
      <text:p text:style-name="Standard">Concludsies: tool created, toegepast op rl system. </text:p>
      <text:p text:style-name="Standard"/>
      <text:p text:style-name="Standard">Ggs waar komt dat vandaan? Of wordt het gebruitk. Nou, alleen in wetenschap.</text:p>
      <text:p text:style-name="Standard"/>
      <text:p text:style-name="Standard">Presentatie aan ouders gev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Bruijn</meta:initial-creator>
    <meta:creation-date>2012-09-10T13:13:25</meta:creation-date>
    <dc:date>2012-09-10T14:01:07</dc:date>
    <dc:creator>Vincent Bruijn</dc:creator>
    <meta:editing-duration>PT44M26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" meta:paragraph-count="24" meta:word-count="197" meta:character-count="1321" meta:non-whitespace-character-count="1150"/>
  </office:meta>
</office:document-meta>
</file>